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break-before="page"/>
      <style:text-properties fo:color="#C9211E"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Fuentedepárrafopredeter." style:family="text">
      <style:text-properties fo:font-style="italic" style:font-style-asian="italic" style:font-style-complex="italic"/>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font-size="10pt" style:font-size-asian="10pt" style:font-size-complex="10pt" fo:language="en" fo:country="US"/>
    </style:style>
    <style:style style:name="P24" style:parent-style-name="Standard" style:family="paragraph">
      <style:text-properties fo:font-size="10pt" style:font-size-asian="10pt" style:font-size-complex="10pt" fo:language="en" fo:country="US"/>
    </style:style>
    <style:style style:name="P25" style:parent-style-name="Standard" style:family="paragraph">
      <style:text-properties fo:font-size="10pt" style:font-size-asian="10pt" style:font-size-complex="10pt" fo:language="en" fo:country="US"/>
    </style:style>
    <style:style style:name="P26" style:parent-style-name="Standard" style:family="paragraph">
      <style:text-properties fo:font-size="10pt" style:font-size-asian="10pt" style:font-size-complex="10pt" fo:language="en" fo:country="US"/>
    </style:style>
    <style:style style:name="P27" style:parent-style-name="Standard" style:family="paragraph">
      <style:text-properties fo:font-size="10pt" style:font-size-asian="10pt" style:font-size-complex="10pt" fo:language="en" fo:country="US"/>
    </style:style>
    <style:style style:name="P28" style:parent-style-name="Standard" style:family="paragraph">
      <style:text-properties fo:font-size="10pt" style:font-size-asian="10pt" style:font-size-complex="10pt" fo:language="en" fo:country="US"/>
    </style:style>
    <style:style style:name="P29" style:parent-style-name="Standard" style:family="paragraph">
      <style:text-properties fo:font-size="10pt" style:font-size-asian="10pt" style:font-size-complex="10pt" fo:language="en" fo:country="US"/>
    </style:style>
    <style:style style:name="P30" style:parent-style-name="Standard" style:family="paragraph">
      <style:text-properties fo:font-size="10pt" style:font-size-asian="10pt" style:font-size-complex="10pt" fo:language="en" fo:country="US"/>
    </style:style>
    <style:style style:name="P31" style:parent-style-name="Standard" style:family="paragraph">
      <style:text-properties fo:font-size="10pt" style:font-size-asian="10pt" style:font-size-complex="10pt" fo:language="en" fo:country="US"/>
    </style:style>
    <style:style style:name="P32" style:parent-style-name="Standard" style:family="paragraph">
      <style:text-properties fo:font-size="10pt" style:font-size-asian="10pt" style:font-size-complex="10pt" fo:language="en" fo:country="US"/>
    </style:style>
    <style:style style:name="P33" style:parent-style-name="Standard" style:family="paragraph">
      <style:text-properties fo:font-size="10pt" style:font-size-asian="10pt" style:font-size-complex="10pt" fo:language="en" fo:country="US"/>
    </style:style>
    <style:style style:name="P34" style:parent-style-name="Standard" style:family="paragraph">
      <style:text-properties fo:font-size="10pt" style:font-size-asian="10pt" style:font-size-complex="10pt" fo:language="en" fo:country="US"/>
    </style:style>
    <style:style style:name="P35" style:parent-style-name="Standard" style:family="paragraph">
      <style:text-properties fo:font-size="10pt" style:font-size-asian="10pt" style:font-size-complex="10pt" fo:language="en" fo:country="US"/>
    </style:style>
    <style:style style:name="P36" style:parent-style-name="Standard" style:family="paragraph">
      <style:text-properties fo:font-size="10pt" style:font-size-asian="10pt" style:font-size-complex="10pt" fo:language="en" fo:country="US"/>
    </style:style>
    <style:style style:name="P37" style:parent-style-name="Standard" style:family="paragraph">
      <style:text-properties fo:font-size="10pt" style:font-size-asian="10pt" style:font-size-complex="10pt" fo:language="en" fo:country="US"/>
    </style:style>
    <style:style style:name="P38" style:parent-style-name="Standard" style:family="paragraph">
      <style:text-properties fo:font-size="10pt" style:font-size-asian="10pt" style:font-size-complex="10pt" fo:language="en" fo:country="US"/>
    </style:style>
    <style:style style:name="P39" style:parent-style-name="Standard" style:family="paragraph">
      <style:text-properties fo:font-size="10pt" style:font-size-asian="10pt" style:font-size-complex="10pt" fo:language="en" fo:country="US"/>
    </style:style>
    <style:style style:name="P40" style:parent-style-name="Standard" style:family="paragraph">
      <style:text-properties fo:font-size="10pt" style:font-size-asian="10pt" style:font-size-complex="10pt" fo:language="en" fo:country="US"/>
    </style:style>
    <style:style style:name="P41" style:parent-style-name="Standard" style:family="paragraph">
      <style:text-properties fo:font-size="10pt" style:font-size-asian="10pt" style:font-size-complex="10pt" fo:language="en" fo:country="US"/>
    </style:style>
    <style:style style:name="P42" style:parent-style-name="Standard" style:family="paragraph">
      <style:text-properties fo:font-size="10pt" style:font-size-asian="10pt" style:font-size-complex="10pt" fo:language="en" fo:country="US"/>
    </style:style>
    <style:style style:name="P43" style:parent-style-name="Standard" style:family="paragraph">
      <style:text-properties fo:font-size="10pt" style:font-size-asian="10pt" style:font-size-complex="10pt" fo:language="en" fo:country="US"/>
    </style:style>
    <style:style style:name="P44" style:parent-style-name="Standard" style:family="paragraph">
      <style:text-properties fo:font-size="10pt" style:font-size-asian="10pt" style:font-size-complex="10pt" fo:language="en" fo:country="US"/>
    </style:style>
    <style:style style:name="P45" style:parent-style-name="Standard" style:family="paragraph">
      <style:text-properties fo:font-size="10pt" style:font-size-asian="10pt" style:font-size-complex="10pt" fo:language="en" fo:country="US"/>
    </style:style>
    <style:style style:name="P46" style:parent-style-name="Standard" style:family="paragraph">
      <style:text-properties fo:font-size="10pt" style:font-size-asian="10pt" style:font-size-complex="10pt" fo:language="en" fo:country="US"/>
    </style:style>
    <style:style style:name="P47" style:parent-style-name="Standard" style:family="paragraph">
      <style:text-properties fo:font-size="10pt" style:font-size-asian="10pt" style:font-size-complex="10pt" fo:language="en" fo:country="US"/>
    </style:style>
    <style:style style:name="P48" style:parent-style-name="Standard" style:family="paragraph">
      <style:text-properties fo:font-size="10pt" style:font-size-asian="10pt" style:font-size-complex="10pt" fo:language="en" fo:country="US"/>
    </style:style>
    <style:style style:name="P49" style:parent-style-name="Standard" style:family="paragraph">
      <style:text-properties fo:font-size="10pt" style:font-size-asian="10pt" style:font-size-complex="10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font-size="10pt" style:font-size-asian="10pt" style:font-size-complex="10pt" fo:language="en" fo:country="US"/>
    </style:style>
    <style:style style:name="P54" style:parent-style-name="Standard" style:family="paragraph">
      <style:text-properties fo:font-size="10pt" style:font-size-asian="10pt" style:font-size-complex="10pt" fo:language="en" fo:country="US"/>
    </style:style>
    <style:style style:name="P55" style:parent-style-name="Standard" style:family="paragraph">
      <style:text-properties fo:font-size="10pt" style:font-size-asian="10pt" style:font-size-complex="10pt" fo:language="en" fo:country="US"/>
    </style:style>
    <style:style style:name="P56" style:parent-style-name="Standard" style:family="paragraph">
      <style:text-properties fo:font-size="10pt" style:font-size-asian="10pt" style:font-size-complex="10pt" fo:language="en" fo:country="US"/>
    </style:style>
    <style:style style:name="P57" style:parent-style-name="Standard" style:family="paragraph">
      <style:text-properties fo:font-size="10pt" style:font-size-asian="10pt" style:font-size-complex="10pt" fo:language="en" fo:country="US"/>
    </style:style>
    <style:style style:name="P58" style:parent-style-name="Standard" style:family="paragraph">
      <style:text-properties fo:font-size="10pt" style:font-size-asian="10pt" style:font-size-complex="10pt" fo:language="en" fo:country="US"/>
    </style:style>
    <style:style style:name="P59" style:parent-style-name="Standard" style:family="paragraph">
      <style:text-properties fo:font-size="10pt" style:font-size-asian="10pt" style:font-size-complex="10pt" fo:language="en" fo:country="US"/>
    </style:style>
    <style:style style:name="P60" style:parent-style-name="Standard" style:family="paragraph">
      <style:text-properties fo:font-size="10pt" style:font-size-asian="10pt" style:font-size-complex="10pt" fo:language="en" fo:country="US"/>
    </style:style>
    <style:style style:name="P61" style:parent-style-name="Standard" style:family="paragraph">
      <style:text-properties fo:font-size="10pt" style:font-size-asian="10pt" style:font-size-complex="10pt" fo:language="en" fo:country="US"/>
    </style:style>
    <style:style style:name="P62" style:parent-style-name="Standard" style:family="paragraph">
      <style:text-properties fo:font-size="10pt" style:font-size-asian="10pt" style:font-size-complex="10pt" fo:language="en" fo:country="US"/>
    </style:style>
    <style:style style:name="P63" style:parent-style-name="Standard" style:family="paragraph">
      <style:text-properties fo:font-size="10pt" style:font-size-asian="10pt" style:font-size-complex="10pt" fo:language="en" fo:country="US"/>
    </style:style>
    <style:style style:name="P64" style:parent-style-name="Standard" style:family="paragraph">
      <style:text-properties fo:font-size="10pt" style:font-size-asian="10pt" style:font-size-complex="10pt" fo:language="en" fo:country="US"/>
    </style:style>
    <style:style style:name="P65" style:parent-style-name="Standard" style:family="paragraph">
      <style:text-properties fo:font-size="10pt" style:font-size-asian="10pt" style:font-size-complex="10pt" fo:language="en" fo:country="US"/>
    </style:style>
    <style:style style:name="P66" style:parent-style-name="Standard" style:family="paragraph">
      <style:text-properties fo:font-size="10pt" style:font-size-asian="10pt" style:font-size-complex="10pt" fo:language="en" fo:country="US"/>
    </style:style>
    <style:style style:name="P67" style:parent-style-name="Standard" style:family="paragraph">
      <style:text-properties fo:font-size="10pt" style:font-size-asian="10pt" style:font-size-complex="10pt" fo:language="en" fo:country="US"/>
    </style:style>
    <style:style style:name="P68" style:parent-style-name="Standard" style:family="paragraph">
      <style:text-properties fo:font-size="10pt" style:font-size-asian="10pt" style:font-size-complex="10pt" fo:language="en" fo:country="US"/>
    </style:style>
    <style:style style:name="P69" style:parent-style-name="Standard" style:family="paragraph">
      <style:text-properties fo:font-size="10pt" style:font-size-asian="10pt" style:font-size-complex="10pt" fo:language="en" fo:country="US"/>
    </style:style>
    <style:style style:name="P70" style:parent-style-name="Standard" style:family="paragraph">
      <style:text-properties fo:font-size="10pt" style:font-size-asian="10pt" style:font-size-complex="10pt" fo:language="en" fo:country="US"/>
    </style:style>
    <style:style style:name="P71" style:parent-style-name="Standard" style:family="paragraph">
      <style:text-properties fo:font-size="10pt" style:font-size-asian="10pt" style:font-size-complex="10pt" fo:language="en" fo:country="US"/>
    </style:style>
    <style:style style:name="P72" style:parent-style-name="Standard" style:family="paragraph">
      <style:text-properties fo:font-size="10pt" style:font-size-asian="10pt" style:font-size-complex="10pt" fo:language="en" fo:country="US"/>
    </style:style>
    <style:style style:name="P73" style:parent-style-name="Standard" style:family="paragraph">
      <style:text-properties fo:font-size="10pt" style:font-size-asian="10pt" style:font-size-complex="10pt" fo:language="en" fo:country="US"/>
    </style:style>
    <style:style style:name="P74" style:parent-style-name="Standard" style:family="paragraph">
      <style:text-properties fo:font-size="10pt" style:font-size-asian="10pt" style:font-size-complex="10pt" fo:language="en" fo:country="US"/>
    </style:style>
    <style:style style:name="P75" style:parent-style-name="Standard" style:family="paragraph">
      <style:text-properties fo:font-size="10pt" style:font-size-asian="10pt" style:font-size-complex="10pt" fo:language="en" fo:country="US"/>
    </style:style>
    <style:style style:name="P76" style:parent-style-name="Standard" style:family="paragraph">
      <style:text-properties fo:font-size="10pt" style:font-size-asian="10pt" style:font-size-complex="10pt" fo:language="en" fo:country="US"/>
    </style:style>
    <style:style style:name="P77" style:parent-style-name="Standard" style:family="paragraph">
      <style:text-properties fo:font-size="10pt" style:font-size-asian="10pt" style:font-size-complex="10pt" fo:language="en" fo:country="US"/>
    </style:style>
    <style:style style:name="P78" style:parent-style-name="Standard" style:family="paragraph">
      <style:text-properties fo:font-size="10pt" style:font-size-asian="10pt" style:font-size-complex="10pt" fo:language="en" fo:country="US"/>
    </style:style>
    <style:style style:name="P79" style:parent-style-name="Standard" style:family="paragraph">
      <style:text-properties fo:font-size="10pt" style:font-size-asian="10pt" style:font-size-complex="10pt" fo:language="en" fo:country="US"/>
    </style:style>
    <style:style style:name="P80" style:parent-style-name="Standard" style:family="paragraph">
      <style:text-properties fo:font-size="10pt" style:font-size-asian="10pt" style:font-size-complex="10pt" fo:language="en" fo:country="US"/>
    </style:style>
    <style:style style:name="P81" style:parent-style-name="Standard" style:family="paragraph">
      <style:text-properties fo:font-size="10pt" style:font-size-asian="10pt" style:font-size-complex="10pt" fo:language="en" fo:country="US"/>
    </style:style>
    <style:style style:name="P82" style:parent-style-name="Standard" style:family="paragraph">
      <style:text-properties fo:font-size="10pt" style:font-size-asian="10pt" style:font-size-complex="10pt" fo:language="en" fo:country="US"/>
    </style:style>
    <style:style style:name="P83" style:parent-style-name="Standard" style:family="paragraph">
      <style:text-properties fo:font-size="10pt" style:font-size-asian="10pt" style:font-size-complex="10pt" fo:language="en" fo:country="US"/>
    </style:style>
    <style:style style:name="P84" style:parent-style-name="Standard" style:family="paragraph">
      <style:text-properties fo:font-size="10pt" style:font-size-asian="10pt" style:font-size-complex="10pt" fo:language="en" fo:country="US"/>
    </style:style>
    <style:style style:name="P85" style:parent-style-name="Standard" style:family="paragraph">
      <style:text-properties fo:font-size="10pt" style:font-size-asian="10pt" style:font-size-complex="10pt" fo:language="en" fo:country="US"/>
    </style:style>
    <style:style style:name="P86" style:parent-style-name="Standard" style:family="paragraph">
      <style:text-properties fo:font-size="10pt" style:font-size-asian="10pt" style:font-size-complex="10pt" fo:language="en" fo:country="US"/>
    </style:style>
    <style:style style:name="P87" style:parent-style-name="Standard" style:family="paragraph">
      <style:text-properties fo:font-size="10pt" style:font-size-asian="10pt" style:font-size-complex="10pt" fo:language="en" fo:country="US"/>
    </style:style>
    <style:style style:name="P88" style:parent-style-name="Standard" style:family="paragraph">
      <style:text-properties fo:font-size="10pt" style:font-size-asian="10pt" style:font-size-complex="10pt" fo:language="en" fo:country="US"/>
    </style:style>
    <style:style style:name="P89" style:parent-style-name="Standard" style:family="paragraph">
      <style:text-properties fo:font-size="10pt" style:font-size-asian="10pt" style:font-size-complex="10pt" fo:language="en" fo:country="US"/>
    </style:style>
    <style:style style:name="P90" style:parent-style-name="Standard" style:family="paragraph">
      <style:text-properties fo:font-size="10pt" style:font-size-asian="10pt" style:font-size-complex="10pt" fo:language="en" fo:country="US"/>
    </style:style>
    <style:style style:name="P91" style:parent-style-name="Standard" style:family="paragraph">
      <style:text-properties fo:font-size="10pt" style:font-size-asian="10pt" style:font-size-complex="10pt" fo:language="en" fo:country="US"/>
    </style:style>
    <style:style style:name="P92" style:parent-style-name="Standard" style:family="paragraph">
      <style:text-properties fo:font-size="10pt" style:font-size-asian="10pt" style:font-size-complex="10pt" fo:language="en" fo:country="US"/>
    </style:style>
    <style:style style:name="P93" style:parent-style-name="Standard" style:family="paragraph">
      <style:text-properties fo:font-size="10pt" style:font-size-asian="10pt" style:font-size-complex="10pt" fo:language="en" fo:country="US"/>
    </style:style>
    <style:style style:name="P94" style:parent-style-name="Standard" style:family="paragraph">
      <style:text-properties fo:font-size="10pt" style:font-size-asian="10pt" style:font-size-complex="10pt" fo:language="en" fo:country="US"/>
    </style:style>
    <style:style style:name="P95" style:parent-style-name="Standard" style:family="paragraph">
      <style:text-properties fo:font-size="10pt" style:font-size-asian="10pt" style:font-size-complex="10pt" fo:language="en" fo:country="US"/>
    </style:style>
    <style:style style:name="P96" style:parent-style-name="Standard" style:family="paragraph">
      <style:text-properties fo:font-size="10pt" style:font-size-asian="10pt" style:font-size-complex="10pt" fo:language="en" fo:country="US"/>
    </style:style>
    <style:style style:name="P97" style:parent-style-name="Standard" style:family="paragraph">
      <style:text-properties fo:font-size="10pt" style:font-size-asian="10pt" style:font-size-complex="10pt" fo:language="en" fo:country="US"/>
    </style:style>
    <style:style style:name="P98" style:parent-style-name="Standard" style:family="paragraph">
      <style:text-properties fo:font-size="10pt" style:font-size-asian="10pt" style:font-size-complex="10pt" fo:language="en" fo:country="US"/>
    </style:style>
    <style:style style:name="P99" style:parent-style-name="Standard" style:family="paragraph">
      <style:text-properties fo:font-size="10pt" style:font-size-asian="10pt" style:font-size-complex="10pt" fo:language="en" fo:country="US"/>
    </style:style>
    <style:style style:name="P100" style:parent-style-name="Standard" style:family="paragraph">
      <style:text-properties fo:font-size="10pt" style:font-size-asian="10pt" style:font-size-complex="10pt" fo:language="en" fo:country="US"/>
    </style:style>
    <style:style style:name="P101" style:parent-style-name="Standard" style:family="paragraph">
      <style:text-properties fo:font-size="10pt" style:font-size-asian="10pt" style:font-size-complex="10pt" fo:language="en" fo:country="US"/>
    </style:style>
    <style:style style:name="P102" style:parent-style-name="Standard" style:family="paragraph">
      <style:text-properties fo:font-size="10pt" style:font-size-asian="10pt" style:font-size-complex="10pt" fo:language="en" fo:country="US"/>
    </style:style>
    <style:style style:name="P103" style:parent-style-name="Standard" style:family="paragraph">
      <style:text-properties fo:font-size="10pt" style:font-size-asian="10pt" style:font-size-complex="10pt" fo:language="en" fo:country="US"/>
    </style:style>
    <style:style style:name="P104" style:parent-style-name="Standard" style:family="paragraph">
      <style:text-properties fo:font-size="10pt" style:font-size-asian="10pt" style:font-size-complex="10pt" fo:language="en" fo:country="US"/>
    </style:style>
    <style:style style:name="P105" style:parent-style-name="Standard" style:family="paragraph">
      <style:text-properties fo:font-size="10pt" style:font-size-asian="10pt" style:font-size-complex="10pt" fo:language="en" fo:country="US"/>
    </style:style>
    <style:style style:name="P106" style:parent-style-name="Standard" style:family="paragraph">
      <style:text-properties fo:language="en" fo:country="US"/>
    </style:style>
    <style:style style:name="P107" style:parent-style-name="Standard" style:family="paragraph">
      <style:text-properties fo:font-size="10pt" style:font-size-asian="10pt" style:font-size-complex="10pt" fo:language="en" fo:country="US"/>
    </style:style>
    <style:style style:name="P108" style:parent-style-name="Standard" style:family="paragraph">
      <style:text-properties fo:font-size="10pt" style:font-size-asian="10pt" style:font-size-complex="10pt" fo:language="en" fo:country="US"/>
    </style:style>
    <style:style style:name="P109" style:parent-style-name="Standard" style:family="paragraph">
      <style:text-properties fo:font-size="10pt" style:font-size-asian="10pt" style:font-size-complex="10pt" fo:language="en" fo:country="US"/>
    </style:style>
    <style:style style:name="P110" style:parent-style-name="Standard" style:family="paragraph">
      <style:text-properties fo:font-size="10pt" style:font-size-asian="10pt" style:font-size-complex="10pt" fo:language="en" fo:country="US"/>
    </style:style>
    <style:style style:name="P111" style:parent-style-name="Standard" style:family="paragraph">
      <style:text-properties fo:font-size="10pt" style:font-size-asian="10pt" style:font-size-complex="10pt" fo:language="en" fo:country="US"/>
    </style:style>
    <style:style style:name="P112" style:parent-style-name="Standard" style:family="paragraph">
      <style:text-properties fo:font-size="10pt" style:font-size-asian="10pt" style:font-size-complex="10pt" fo:language="en" fo:country="US"/>
    </style:style>
    <style:style style:name="P113" style:parent-style-name="Standard" style:family="paragraph">
      <style:text-properties fo:font-size="10pt" style:font-size-asian="10pt" style:font-size-complex="10pt" fo:language="en" fo:country="US"/>
    </style:style>
    <style:style style:name="P114" style:parent-style-name="Standard" style:family="paragraph">
      <style:text-properties fo:font-size="10pt" style:font-size-asian="10pt" style:font-size-complex="10pt" fo:language="en" fo:country="US"/>
    </style:style>
    <style:style style:name="P115" style:parent-style-name="Standard" style:family="paragraph">
      <style:text-properties fo:font-size="10pt" style:font-size-asian="10pt" style:font-size-complex="10pt" fo:language="en" fo:country="US"/>
    </style:style>
    <style:style style:name="P116" style:parent-style-name="Standard" style:family="paragraph">
      <style:text-properties fo:font-size="10pt" style:font-size-asian="10pt" style:font-size-complex="10pt" fo:language="en" fo:country="US"/>
    </style:style>
    <style:style style:name="P117" style:parent-style-name="Standard" style:family="paragraph">
      <style:text-properties fo:font-size="10pt" style:font-size-asian="10pt" style:font-size-complex="10pt" fo:language="en" fo:country="US"/>
    </style:style>
    <style:style style:name="P118" style:parent-style-name="Standard" style:family="paragraph">
      <style:text-properties fo:font-size="10pt" style:font-size-asian="10pt" style:font-size-complex="10pt" fo:language="en" fo:country="US"/>
    </style:style>
    <style:style style:name="P119" style:parent-style-name="Standard" style:family="paragraph">
      <style:text-properties fo:font-size="10pt" style:font-size-asian="10pt" style:font-size-complex="10pt" fo:language="en" fo:country="US"/>
    </style:style>
    <style:style style:name="P120" style:parent-style-name="Standard" style:family="paragraph">
      <style:text-properties fo:font-size="10pt" style:font-size-asian="10pt" style:font-size-complex="10pt" fo:language="en" fo:country="US"/>
    </style:style>
    <style:style style:name="P121" style:parent-style-name="Standard" style:family="paragraph">
      <style:text-properties fo:font-size="10pt" style:font-size-asian="10pt" style:font-size-complex="10pt" fo:language="en" fo:country="US"/>
    </style:style>
    <style:style style:name="P122" style:parent-style-name="Standard" style:family="paragraph">
      <style:text-properties fo:font-size="10pt" style:font-size-asian="10pt" style:font-size-complex="10pt" fo:language="en" fo:country="US"/>
    </style:style>
    <style:style style:name="P123" style:parent-style-name="Standard" style:family="paragraph">
      <style:text-properties fo:font-size="10pt" style:font-size-asian="10pt" style:font-size-complex="10pt" fo:language="en" fo:country="US"/>
    </style:style>
    <style:style style:name="P124" style:parent-style-name="Standard" style:family="paragraph">
      <style:text-properties fo:font-size="10pt" style:font-size-asian="10pt" style:font-size-complex="10pt" fo:language="en" fo:country="US"/>
    </style:style>
    <style:style style:name="P125" style:parent-style-name="Standard" style:family="paragraph">
      <style:text-properties fo:font-size="10pt" style:font-size-asian="10pt" style:font-size-complex="10pt" fo:language="en" fo:country="US"/>
    </style:style>
    <style:style style:name="P126" style:parent-style-name="Standard" style:family="paragraph">
      <style:text-properties fo:font-size="10pt" style:font-size-asian="10pt" style:font-size-complex="10pt" fo:language="en" fo:country="US"/>
    </style:style>
    <style:style style:name="P127" style:parent-style-name="Standard" style:family="paragraph">
      <style:text-properties fo:font-size="10pt" style:font-size-asian="10pt" style:font-size-complex="10pt" fo:language="en" fo:country="US"/>
    </style:style>
    <style:style style:name="P128" style:parent-style-name="Standard" style:family="paragraph">
      <style:text-properties fo:font-size="10pt" style:font-size-asian="10pt" style:font-size-complex="10pt"/>
    </style:style>
    <style:style style:name="P129" style:parent-style-name="Standard" style:family="paragraph">
      <style:text-properties fo:color="#C9211E" fo:font-size="14pt" style:font-size-asian="14pt" style:font-size-complex="14pt"/>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text-properties fo:color="#C9211E" fo:font-size="14pt" style:font-size-asian="14pt" style:font-size-complex="14pt"/>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language="en" fo:country="US"/>
    </style:style>
    <style:style style:name="T145" style:parent-style-name="Fuentedepárrafopredeter." style:family="text">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color="#C9211E" fo:font-size="14pt" style:font-size-asian="14pt" style:font-size-complex="14pt"/>
    </style:style>
    <style:style style:name="P158" style:parent-style-name="Standard" style:family="paragraph">
      <style:text-properties fo:color="#C9211E" fo:font-size="14pt" style:font-size-asian="14pt" style:font-size-complex="14pt"/>
    </style:style>
    <style:style style:name="P159" style:parent-style-name="Standard" style:family="paragraph">
      <style:text-properties fo:color="#000000" fo:font-size="14pt" style:font-size-asian="14pt" style:font-size-complex="14pt"/>
    </style:style>
    <style:style style:name="TableColumn161" style:family="table-column">
      <style:table-column-properties style:column-width="1.3368in"/>
    </style:style>
    <style:style style:name="TableColumn162" style:family="table-column">
      <style:table-column-properties style:column-width="1.3368in"/>
    </style:style>
    <style:style style:name="TableColumn163" style:family="table-column">
      <style:table-column-properties style:column-width="1.3375in"/>
    </style:style>
    <style:style style:name="TableColumn164" style:family="table-column">
      <style:table-column-properties style:column-width="1.3375in"/>
    </style:style>
    <style:style style:name="TableColumn165" style:family="table-column">
      <style:table-column-properties style:column-width="1.3375in"/>
    </style:style>
    <style:style style:name="Table160" style:family="table">
      <style:table-properties style:width="6.686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color="#0000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fo:color="#0000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ableColumn222" style:family="table-column">
      <style:table-column-properties style:column-width="1.3368in"/>
    </style:style>
    <style:style style:name="TableColumn223" style:family="table-column">
      <style:table-column-properties style:column-width="1.3368in"/>
    </style:style>
    <style:style style:name="TableColumn224" style:family="table-column">
      <style:table-column-properties style:column-width="1.3375in"/>
    </style:style>
    <style:style style:name="TableColumn225" style:family="table-column">
      <style:table-column-properties style:column-width="1.3375in"/>
    </style:style>
    <style:style style:name="TableColumn226" style:family="table-column">
      <style:table-column-properties style:column-width="1.3375in"/>
    </style:style>
    <style:style style:name="Table221" style:family="table">
      <style:table-properties style:width="6.686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text-properties fo:color="#000000"/>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fo:color="#000000"/>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fo:color="#000000"/>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fo:color="#000000"/>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center"/>
      <style:text-properties fo:color="#0000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center"/>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center"/>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center"/>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center"/>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center"/>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center"/>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style>
    <style:style style:name="P282" style:parent-style-name="Standard" style:family="paragraph">
      <style:text-properties fo:color="#000000" fo:font-size="14pt" style:font-size-asian="14pt" style:font-size-complex="14pt"/>
    </style:style>
    <style:style style:name="TableColumn284" style:family="table-column">
      <style:table-column-properties style:column-width="1.3368in"/>
    </style:style>
    <style:style style:name="TableColumn285" style:family="table-column">
      <style:table-column-properties style:column-width="1.3368in"/>
    </style:style>
    <style:style style:name="TableColumn286" style:family="table-column">
      <style:table-column-properties style:column-width="1.3375in"/>
    </style:style>
    <style:style style:name="TableColumn287" style:family="table-column">
      <style:table-column-properties style:column-width="1.3375in"/>
    </style:style>
    <style:style style:name="TableColumn288" style:family="table-column">
      <style:table-column-properties style:column-width="1.3375in"/>
    </style:style>
    <style:style style:name="Table283" style:family="table">
      <style:table-properties style:width="6.6861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style:text-properties fo:color="#000000"/>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style:text-properties fo:color="#000000"/>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style:text-properties fo:color="#000000"/>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center"/>
      <style:text-properties fo:color="#000000"/>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center"/>
      <style:text-properties fo:color="#0000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center"/>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Column345" style:family="table-column">
      <style:table-column-properties style:column-width="1.3368in"/>
    </style:style>
    <style:style style:name="TableColumn346" style:family="table-column">
      <style:table-column-properties style:column-width="1.3368in"/>
    </style:style>
    <style:style style:name="TableColumn347" style:family="table-column">
      <style:table-column-properties style:column-width="1.3375in"/>
    </style:style>
    <style:style style:name="TableColumn348" style:family="table-column">
      <style:table-column-properties style:column-width="1.3375in"/>
    </style:style>
    <style:style style:name="TableColumn349" style:family="table-column">
      <style:table-column-properties style:column-width="1.3375in"/>
    </style:style>
    <style:style style:name="Table344" style:family="table">
      <style:table-properties style:width="6.6861in" fo:margin-left="0in" table:align="lef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center"/>
      <style:text-properties fo:color="#000000"/>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text-properties fo:color="#0000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ext-properties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text-properties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text-properties fo:color="#000000"/>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center"/>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style>
    <style:style style:name="P405" style:parent-style-name="Standard" style:family="paragraph">
      <style:text-properties fo:color="#C9211E" fo:font-size="14pt" style:font-size-asian="14pt" style:font-size-complex="14pt"/>
    </style:style>
  </office:automatic-styles>
  <office:body>
    <office:text text:use-soft-page-breaks="true">
      <text:p text:style-name="P1">ARQUITECTURA DE</text:p>
      <text:p text:style-name="P2">ORDENADORES</text:p>
      <text:p text:style-name="P3"/>
      <text:p text:style-name="P4"/>
      <text:p text:style-name="P5">Práctica 4: Explotar el potencial</text:p>
      <text:p text:style-name="P6">de las arquitecturas modernas</text:p>
      <text:p text:style-name="P7"/>
      <text:p text:style-name="P8">Grupo 1313, Pareja 04:</text:p>
      <text:p text:style-name="P9"/>
      <text:p text:style-name="P10">Florentino García Aznar</text:p>
      <text:p text:style-name="P11">Alejandro Monterrubio Navarro</text:p>
      <text:soft-page-break/>
      <text:p text:style-name="P12">Ejercicio 0:</text:p>
      <text:p text:style-name="P13"/>
      <text:p text:style-name="Standard">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Standard"/>
      <text:p text:style-name="Standard">1. Procesador:</text:p>
      <text:p text:style-name="Standard"/>
      <text:p text:style-name="Standard"><text:s text:c="2"/>- Modelo: AMD Ryzen 9 5900X 12-Core Processor.</text:p>
      <text:p text:style-name="Standard"><text:s text:c="2"/>- Frecuencia Base: 2200 MHz (2.2 GHz).</text:p>
      <text:p text:style-name="Standard"><text:s text:c="2"/>- Frecuencia Máxima: 4950 MHz (4.95 GHz), como se indica en dmidecode.</text:p>
      <text:p text:style-name="Standard"><text:s text:c="2"/>- Frecuencia Actual: 3700 MHz, lo que sugiere un estado operativo con un aumento en la frecuencia respecto a la base.</text:p>
      <text:p text:style-name="Standard"/>
      <text:p text:style-name="Standard">2. Hyperthreading:</text:p>
      <text:p text:style-name="Standard"/>
      <text:p text:style-name="Standard"><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Standard"/>
      <text:p text:style-name="Standard">3. Arquitectura y Memoria:</text:p>
      <text:p text:style-name="Standard"/>
      <text:p text:style-name="Standard"><text:s text:c="2"/>- Placa Base: MAG X570S TOMAHAWK MAX WIFI (MS-7D54) de Micro-Star International Co., Ltd.</text:p>
      <text:p text:style-name="Standard"><text:s text:c="2"/>- Memoria RAM: La configuración de memoria es DDR4 con una velocidad de 2133 MT/s, aunque esta velocidad puede ser superior dependiendo de la configuración específica del sistema.</text:p>
      <text:p text:style-name="Standard"><text:s text:c="2"/>- Capacidad Máxima de Memoria: 128 GB.</text:p>
      <text:p text:style-name="Standard"/>
      <text:p text:style-name="Standard">La forma en la que se imprime la información con los comandos es esta:</text:p>
      <text:p text:style-name="Standard"/>
      <text:p text:style-name="Standard"><text:s/>&gt; cat proc<text:span text:style-name="T14">/</text:span>cpuinfo</text:p>
      <text:p text:style-name="Standard"/>
      <text:p text:style-name="Standard">Esto nos proporciona la siguiente información:</text:p>
      <text:p text:style-name="Standard"/>
      <text:p text:style-name="P15">processor<text:tab/>: 0</text:p>
      <text:p text:style-name="P16">vendor_id<text:tab/>: AuthenticAMD</text:p>
      <text:p text:style-name="P17">cpu family<text:tab/>: 25</text:p>
      <text:p text:style-name="P18">model<text:tab/><text:tab/>: 33</text:p>
      <text:p text:style-name="P19">model name<text:tab/>: AMD Ryzen 9 5900X 12-Core Processor</text:p>
      <text:p text:style-name="P20">stepping<text:tab/>: 2</text:p>
      <text:p text:style-name="P21">microcode<text:tab/>: 0xa201204</text:p>
      <text:p text:style-name="P22">cpu MHz<text:tab/><text:tab/>: 2200.000</text:p>
      <text:p text:style-name="P23">cache size<text:tab/>: 512 KB</text:p>
      <text:p text:style-name="P24">physical id<text:tab/>: 0</text:p>
      <text:p text:style-name="P25">siblings<text:tab/>: 24</text:p>
      <text:p text:style-name="P26">core id<text:tab/><text:tab/>: 0</text:p>
      <text:p text:style-name="P27">cpu cores<text:tab/>: 12</text:p>
      <text:p text:style-name="P28">apicid<text:tab/><text:tab/>: 0</text:p>
      <text:p text:style-name="P29">initial apicid<text:tab/>: 0</text:p>
      <text:p text:style-name="P30">fpu<text:tab/><text:tab/>: yes</text:p>
      <text:p text:style-name="P31">fpu_exception<text:tab/>: yes</text:p>
      <text:p text:style-name="P32">cpuid level<text:tab/>: 16</text:p>
      <text:p text:style-name="P33">wp<text:tab/><text:tab/>: yes</text:p>
      <text:soft-page-break/>
      <text:p text:style-name="P34">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35">bugs<text:tab/><text:tab/>: sysret_ss_attrs spectre_v1 spectre_v2 spec_store_bypass srso</text:p>
      <text:p text:style-name="P36">bogomips<text:tab/>: 7400.11</text:p>
      <text:p text:style-name="P37">TLB size<text:tab/>: 2560 4K pages</text:p>
      <text:p text:style-name="P38">clflush size<text:tab/>: 64</text:p>
      <text:p text:style-name="P39">cache_alignment<text:tab/>: 64</text:p>
      <text:p text:style-name="P40">address sizes<text:tab/>: 48 bits physical, 48 bits virtual</text:p>
      <text:p text:style-name="P41">power management: ts ttp tm hwpstate cpb eff_freq_ro [13] [14]</text:p>
      <text:p text:style-name="P42"/>
      <text:p text:style-name="P43">…</text:p>
      <text:p text:style-name="P44"/>
      <text:p text:style-name="P45">processor<text:tab/>: 23</text:p>
      <text:p text:style-name="P46">vendor_id<text:tab/>: AuthenticAMD</text:p>
      <text:p text:style-name="P47">cpu family<text:tab/>: 25</text:p>
      <text:p text:style-name="P48"/>
      <text:p text:style-name="P49">...</text:p>
      <text:p text:style-name="P50"/>
      <text:p text:style-name="P51">&gt; sudo dmidecode</text:p>
      <text:p text:style-name="P52"/>
      <text:p text:style-name="P53">dmidecode 3.3</text:p>
      <text:p text:style-name="P54">Getting SMBIOS data from sysfs.</text:p>
      <text:p text:style-name="P55">SMBIOS 2.8 present.</text:p>
      <text:p text:style-name="P56">60 structures occupying 2544 bytes.</text:p>
      <text:p text:style-name="P57">Table at 0xCDA03000.</text:p>
      <text:p text:style-name="P58"/>
      <text:p text:style-name="P59">Handle 0x0000, DMI type 0, 26 bytes</text:p>
      <text:p text:style-name="P60">BIOS Information</text:p>
      <text:p text:style-name="P61"><text:tab/>Vendor: American Megatrends International, LLC.</text:p>
      <text:p text:style-name="P62"><text:tab/>Version: 1.00</text:p>
      <text:p text:style-name="P63"><text:tab/>Release Date: 07/06/2021</text:p>
      <text:p text:style-name="P64"><text:tab/>Address: 0xF0000</text:p>
      <text:p text:style-name="P65"><text:tab/>Runtime Size: 64 kB</text:p>
      <text:p text:style-name="P66"><text:tab/>ROM Size: 32 MB</text:p>
      <text:p text:style-name="P67"><text:tab/>Characteristics:</text:p>
      <text:p text:style-name="P68"><text:tab/><text:tab/>PCI is supported</text:p>
      <text:p text:style-name="P69"><text:tab/><text:tab/>BIOS is upgradeable</text:p>
      <text:p text:style-name="P70"><text:tab/><text:tab/>BIOS shadowing is allowed</text:p>
      <text:p text:style-name="P71"><text:tab/><text:tab/>Boot from CD is supported</text:p>
      <text:p text:style-name="P72"><text:tab/><text:tab/>Selectable boot is supported</text:p>
      <text:p text:style-name="P73"><text:tab/><text:tab/>BIOS ROM is socketed</text:p>
      <text:p text:style-name="P74"><text:tab/><text:tab/>EDD is supported</text:p>
      <text:p text:style-name="P75"><text:tab/><text:tab/>Japanese floppy for NEC 9800 1.2 MB is supported (int 13h)</text:p>
      <text:p text:style-name="P76"><text:tab/><text:tab/>Japanese floppy for Toshiba 1.2 MB is supported (int 13h)</text:p>
      <text:p text:style-name="P77"><text:tab/><text:tab/>5.25"/360 kB floppy services are supported (int 13h)</text:p>
      <text:p text:style-name="P78"><text:tab/><text:tab/>5.25"/1.2 MB floppy services are supported (int 13h)</text:p>
      <text:p text:style-name="P79"><text:tab/><text:tab/>3.5"/720 kB floppy services are supported (int 13h)</text:p>
      <text:p text:style-name="P80"><text:tab/><text:tab/>3.5"/2.88 MB floppy services are supported (int 13h)</text:p>
      <text:p text:style-name="P81"><text:tab/><text:tab/>Print screen service is supported (int 5h)</text:p>
      <text:p text:style-name="P82"><text:tab/><text:tab/>8042 keyboard services are supported (int 9h)</text:p>
      <text:p text:style-name="P83"><text:tab/><text:tab/>Serial services are supported (int 14h)</text:p>
      <text:p text:style-name="P84"><text:tab/><text:tab/>Printer services are supported (int 17h)</text:p>
      <text:p text:style-name="P85"><text:tab/><text:tab/>CGA/mono video services are supported (int 10h)</text:p>
      <text:p text:style-name="P86"><text:tab/><text:tab/>ACPI is supported</text:p>
      <text:p text:style-name="P87"><text:tab/><text:tab/>USB legacy is supported</text:p>
      <text:soft-page-break/>
      <text:p text:style-name="P88"><text:tab/><text:tab/>BIOS boot specification is supported</text:p>
      <text:p text:style-name="P89"><text:tab/><text:tab/>Targeted content distribution is supported</text:p>
      <text:p text:style-name="P90"><text:tab/><text:tab/>UEFI is supported</text:p>
      <text:p text:style-name="P91"><text:tab/>BIOS Revision: 5.17</text:p>
      <text:p text:style-name="P92"/>
      <text:p text:style-name="P93">Handle 0x0001, DMI type 1, 27 bytes</text:p>
      <text:p text:style-name="P94">System Information</text:p>
      <text:p text:style-name="P95"><text:tab/>Manufacturer: Micro-Star International Co., Ltd.</text:p>
      <text:p text:style-name="P96"><text:tab/>Product Name: MS-7D54</text:p>
      <text:p text:style-name="P97"><text:tab/>Version: 1.0</text:p>
      <text:p text:style-name="P98"><text:tab/>Serial Number: To be filled by O.E.M.</text:p>
      <text:p text:style-name="P99"><text:tab/>UUID: 93bf4632-a028-b912-ae54-d8bbc18d7d12</text:p>
      <text:p text:style-name="P100"><text:tab/>Wake-up Type: Power Switch</text:p>
      <text:p text:style-name="P101"><text:tab/>SKU Number: To be filled by O.E.M.</text:p>
      <text:p text:style-name="P102"><text:tab/>Family: To be filled by O.E.M.</text:p>
      <text:p text:style-name="P103"/>
      <text:p text:style-name="P104">Handle 0x0002, DMI type 2, 15 bytes</text:p>
      <text:p text:style-name="P105">Base Board Information</text:p>
      <text:p text:style-name="P106"/>
      <text:p text:style-name="P107">…</text:p>
      <text:p text:style-name="P108"/>
      <text:p text:style-name="P109">Handle 0x003A, DMI type 143, 16 bytes</text:p>
      <text:p text:style-name="P110">OEM-specific Type</text:p>
      <text:p text:style-name="P111"><text:tab/>Header and Data:</text:p>
      <text:p text:style-name="P112"><text:tab/><text:tab/>8F 10 3A 00 00 01 02 03 04 05 06 07 08 09 0A 0B</text:p>
      <text:p text:style-name="P113"><text:tab/>Strings:</text:p>
      <text:p text:style-name="P114"><text:tab/><text:tab/>GOP1-[N/A] <text:s text:c="4"/></text:p>
      <text:p text:style-name="P115"><text:tab/><text:tab/>RAID-14.8.0.1042</text:p>
      <text:p text:style-name="P116"><text:tab/><text:tab/>PXEU1-v1.1.0.4</text:p>
      <text:p text:style-name="P117"><text:tab/><text:tab/>AMI-AptioV</text:p>
      <text:p text:style-name="P118"><text:tab/><text:tab/>GSES-5/1</text:p>
      <text:p text:style-name="P119"><text:tab/><text:tab/>MsiFlash-18</text:p>
      <text:p text:style-name="P120"><text:tab/><text:tab/>RavenPI-RAVEN_PI_VERSION</text:p>
      <text:p text:style-name="P121"><text:tab/><text:tab/>N/A</text:p>
      <text:p text:style-name="P122"><text:tab/><text:tab/>N/A</text:p>
      <text:p text:style-name="P123"><text:tab/><text:tab/>N/A</text:p>
      <text:p text:style-name="P124"><text:tab/><text:tab/>N/A</text:p>
      <text:p text:style-name="P125"><text:tab/><text:tab/>N/A</text:p>
      <text:p text:style-name="P126"/>
      <text:p text:style-name="P127">Handle 0x003B, DMI type 127, 4 bytes</text:p>
      <text:p text:style-name="P128">End Of Table</text:p>
      <text:p text:style-name="Standard"/>
      <text:p text:style-name="P129">Ejercicio 1:</text:p>
      <text:p text:style-name="Standard"/>
      <text:p text:style-name="P130">1.1 ¿Se pueden lanzar más threads que cores tenga el sistema? ¿Tiene sentido hacerlo?</text:p>
      <text:p text:style-name="Standard"/>
      <text:p text:style-name="Standard">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Standard"/>
      <text:p text:style-name="P131">1.2 ¿Cuántos threads debería utilizar?</text:p>
      <text:p text:style-name="Standard"/>
      <text:p text:style-name="Standard">Equipo Propio: El procesador tiene 12 cores físicos y 24 hilos (debido al hyperthreading). Idealmente, lo ideal sería probar con 12 threads (cores físicos) y posiblemente también con 24 threads (hilos lógicos) para ver cómo afecta el rendimiento.</text:p>
      <text:p text:style-name="Standard"/>
      <text:soft-page-break/>
      <text:p text:style-name="P132">1.3 Modifique el programa omp1.c para utilizar las tres formas de elegir el número de threads y deduzca la prioridad entre ellas.</text:p>
      <text:p text:style-name="Standard"/>
      <text:p text:style-name="Standard">Modificaciones Realizadas:</text:p>
      <text:p text:style-name="Standard">El programa omp1.c fue modificado para explorar las distintas formas de determinar el número de threads en un entorno OpenMP. Las modificaciones incluyeron:</text:p>
      <text:p text:style-name="Standard"/>
      <text:p text:style-name="Standard">El uso de la función omp_set_num_threads(int num_threads) para establecer programáticamente el número de threads.</text:p>
      <text:p text:style-name="Standard">La inclusión de la cláusula num_threads(numthr) en la directiva #pragma omp parallel para definir el número de threads en el bloque de código paralelo.</text:p>
      <text:p text:style-name="Standard">La configuración de la variable de entorno OMP_NUM_THREADS antes de ejecutar el programa para establecer el número de threads a nivel de entorno.</text:p>
      <text:p text:style-name="Standard">Resultados y Prioridad:</text:p>
      <text:p text:style-name="Standard">Los experimentos realizados arrojaron los siguientes resultados en cuanto a la prioridad de estas configuraciones:</text:p>
      <text:p text:style-name="Standard"/>
      <text:p text:style-name="Standard">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Standard"/>
      <text:p text:style-name="Standard">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Standard"/>
      <text:p text:style-name="Standard">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Standard"/>
      <text:p text:style-name="P133">1.4 ¿Cómo se comporta OpenMP cuando declaramos una variable privada?</text:p>
      <text:p text:style-name="Standard"/>
      <text:p text:style-name="Standard">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se puede ver en el comportamiento de la variable a, donde cada hilo empieza con su propia copia de a, la cual tiene un valor no inicializado o 0, y las modificaciones en un hilo no afectan a otros hilos.</text:p>
      <text:p text:style-name="Standard"/>
      <text:p text:style-name="P134">1.5 ¿Qué ocurre con el valor de una variable privada al comenzar a ejecutarse la región paralela?</text:p>
      <text:p text:style-name="Standard"/>
      <text:p text:style-name="Standard">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Standard"/>
      <text:p text:style-name="Standard">La variable a, que fue declarada como privada, tiene valores no inicializados o cero al comienzo de la región paralela en los diferentes hilos. Esto demuestra que las variables privadas no conservan o<text:s/><text:soft-page-break/>no tienen un valor inicial definido, lo que puede llevar a valores indeterminados hasta que se asignen explícitamente dentro de la región paralela.</text:p>
      <text:p text:style-name="Standard"/>
      <text:p text:style-name="Standard">Es decir, al comienzo de una región paralela en OpenMP, el valor de una variable declarada como privada es indeterminado y no refleja necesariamente el valor que tenía antes de entrar en el bloque paralelo.</text:p>
      <text:p text:style-name="Standard"/>
      <text:p text:style-name="P135">1.6 ¿Qué ocurre con el valor de una variable privada al finalizar la región paralela?</text:p>
      <text:p text:style-name="Standard"/>
      <text:p text:style-name="Standard">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Standard"/>
      <text:p text:style-name="Standard">L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Standard"/>
      <text:p text:style-name="Standard">El valor de una variable privada al finalizar la región paralela en OpenMP es descartado, y cualquier modificación hecha a esa variable dentro de la región paralela no afecta su estado fuera de dicha región.</text:p>
      <text:p text:style-name="Standard"/>
      <text:p text:style-name="P136">1.7 ¿Ocurre lo mismo con las variables públicas?</text:p>
      <text:p text:style-name="Standard"/>
      <text:p text:style-name="Standard">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Standard"/>
      <text:p text:style-name="Standard">La variable b fue declarada como pública.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Standard"/>
      <text:p text:style-name="Standard">Al finalizar la región paralela en OpenMP, las variables públicas (compartidas) conservan las modificaciones realizadas por los hilos durante la ejecución paralela. Estas modificaciones son globales y afectan el estado de la variable fuera del bloque paralelo.</text:p>
      <text:soft-page-break/>
      <text:p text:style-name="P137">Ejercicio 2:</text:p>
      <text:p text:style-name="Standard"/>
      <text:p text:style-name="P138">2.1 Ejecute la versión serie y entienda cual debe ser el resultado para diferentes tamaños de vector.</text:p>
      <text:p text:style-name="Standard"/>
      <text:p text:style-name="Standard">El resultado del producto escalar es constante (1000000.000000) independientemente del tamaño del vector. Esto sugiere que los vectores están siendo inicializados de tal manera que el resultado del producto escalar es siempre el mismo.</text:p>
      <text:p text:style-name="Standard"/>
      <text:p text:style-name="P139">2.2 Ejecute el código paralelizado con el pragma openmp y conteste en la memoria a las siguientes preguntas:</text:p>
      <text:p text:style-name="Standard"/>
      <text:p text:style-name="Standard"><text:span text:style-name="T140">• ¿Es correcto el resultado?</text:span></text:p>
      <text:p text:style-name="Standard"/>
      <text:p text:style-name="Standard">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Standard"/>
      <text:p text:style-name="P141">• ¿Qué puede estar pasando?</text:p>
      <text:p text:style-name="Standard"/>
      <text:p text:style-name="Standard">La inconsistencia en los resultados sugiere que hay problemas en la implementación paralela del programa, probablemente debido a condiciones de carrera. Algunas posibles causas de este problema son:</text:p>
      <text:p text:style-name="Standard"/>
      <text:p text:style-name="Standard">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Standard"/>
      <text:p text:style-name="Standard">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Standard"/>
      <text:p text:style-name="Standard">Inicialización de Variables: Es importante también asegurarse de que todas las variables estén inicializadas adecuadamente antes de entrar en la región paralela y que las variables compartidas y privadas se gestionen correctamente.</text:p>
      <text:p text:style-name="Standard"/>
      <text:p text:style-name="P142">2.3 Modifique el código anterior y denomine el programa pescalar_par2. Esta versión deber dar el resultado correcto utilizando donde corresponda alguno de los siguientes pragmas #pragma omp critical #pragma omp atomic</text:p>
      <text:p text:style-name="Standard"/>
      <text:p text:style-name="P143">• ¿Puede resolverse con ambas directivas? Indique las modificaciones realizadas en cada caso.</text:p>
      <text:p text:style-name="Standard"/>
      <text:p text:style-name="Standard">1. Uso de #pragma omp critical:</text:p>
      <text:p text:style-name="Standard"/>
      <text:p text:style-name="Standard">Modificaciones Realizadas:</text:p>
      <text:p text:style-name="Standard"/>
      <text:p text:style-name="Standard">Se agregó #pragma omp critical alrededor de la actualización de la variable sum en el bucle for.</text:p>
      <text:p text:style-name="Standard"/>
      <text:p text:style-name="Standard">Código modificado:</text:p>
      <text:p text:style-name="Standard"/>
      <text:p text:style-name="Standard">#pragma omp parallel for</text:p>
      <text:p text:style-name="P144">for (int k = 0; k &lt; M; k++) {</text:p>
      <text:p text:style-name="Standard"><text:span text:style-name="T145"><text:s text:c="4"/></text:span>#pragma omp critical</text:p>
      <text:p text:style-name="Standard"><text:s text:c="4"/>sum += A[k] * B[k];</text:p>
      <text:p text:style-name="Standard">}</text:p>
      <text:p text:style-name="Standard"/>
      <text:p text:style-name="Standard">Resultados:</text:p>
      <text:p text:style-name="Standard">El programa no proporcionó el resultado correcto. Independientemente del tamaño del vector, el resultado fue 1000.000000, lo cual no es consistente con la versión serie.</text:p>
      <text:p text:style-name="Standard"/>
      <text:p text:style-name="Standard">2. Uso de #pragma omp atomic:</text:p>
      <text:p text:style-name="Standard"/>
      <text:p text:style-name="Standard">Modificaciones Realizadas:</text:p>
      <text:p text:style-name="Standard"/>
      <text:p text:style-name="Standard">Se utilizó #pragma omp atomic para la actualización de la variable sum.</text:p>
      <text:p text:style-name="Standard"/>
      <text:p text:style-name="Standard">Código modificado:</text:p>
      <text:p text:style-name="Standard"/>
      <text:p text:style-name="Standard">#pragma omp parallel for</text:p>
      <text:p text:style-name="P146">for (int k = 0; k &lt; M; k++) {</text:p>
      <text:p text:style-name="P147"><text:s text:c="4"/>#pragma omp atomic</text:p>
      <text:p text:style-name="P148"><text:s text:c="4"/>sum += A[k] * B[k];</text:p>
      <text:p text:style-name="Standard">}</text:p>
      <text:p text:style-name="Standard"/>
      <text:p text:style-name="Standard">Resultados:</text:p>
      <text:p text:style-name="Standard">El programa proporcionó el resultado correcto (1000000.000000) para todos los tamaños de vector probados, lo cual es consistente con la versión serie.</text:p>
      <text:p text:style-name="Standard"/>
      <text:p text:style-name="P149">• ¿Cuál es la opción elegida y por qué?</text:p>
      <text:p text:style-name="Standard"/>
      <text:p text:style-name="Standard">La opción elegida es #pragma omp atomic.</text:p>
      <text:p text:style-name="Standard"/>
      <text:p text:style-name="Standard">Razón:</text:p>
      <text:p text:style-name="Standard">Aunque #pragma omp atomic resultó en un tiempo de ejecución más largo en comparación con #pragma omp critical, produjo el resultado correcto y consistente con la versión serie del programa.</text:p>
      <text:p text:style-name="Standard">La precisión y la corrección de los resultados son fundamentales, especialmente en cálculos numéricos como el producto escalar.</text:p>
      <text:p text:style-name="Standard">#pragma omp atomic es más adecuada para operaciones simples de actualización de variables, como es el caso en este programa.</text:p>
      <text:p text:style-name="Standard"/>
      <text:p text:style-name="P150">2.4 Modifique el código anterior y denomine el programa resultante pescalar_par3. Esta versión deber dar el resultado correcto utilizando donde corresponda alguno de los siguientes pragmas #pragma omp parallel for reduction</text:p>
      <text:p text:style-name="Standard"/>
      <text:p text:style-name="Standard">Resultados con #pragma omp parallel for reduction:</text:p>
      <text:p text:style-name="Standard"/>
      <text:p text:style-name="Standard">Los resultados son consistentes con la versión serie del programa, con un resultado de 1000000.000000 para todos los tamaños de vector probados.</text:p>
      <text:soft-page-break/>
      <text:p text:style-name="Standard">Los tiempos de ejecución son relativamente bajos y consistentes, indicando una buena eficiencia en el cálculo paralelo.</text:p>
      <text:p text:style-name="Standard"/>
      <text:p text:style-name="P151">Comparación con el Punto Anterior y Elección de la Mejor Opción:</text:p>
      <text:p text:style-name="Standard"/>
      <text:p text:style-name="Standard">Comparando estos resultados con los obtenidos anteriormente utilizando #pragma omp atomic, se observan las siguientes diferencias:</text:p>
      <text:p text:style-name="Standard"/>
      <text:p text:style-name="Standard">Con #pragma omp atomic: Aunque se obtuvieron resultados correctos, el tiempo de ejecución fue notablemente más alto en comparación con el uso de reduction.</text:p>
      <text:p text:style-name="Standard"/>
      <text:p text:style-name="Standard">Con #pragma omp parallel for reduction: Se obtienen resultados correctos y consistentes con tiempos de ejecución más bajos.</text:p>
      <text:p text:style-name="Standard"/>
      <text:p text:style-name="P152">¿Cuál será la opción elegida y por qué?</text:p>
      <text:p text:style-name="Standard"/>
      <text:p text:style-name="Standard">Opción Elegida:</text:p>
      <text:p text:style-name="Standard">La opción elegida es #pragma omp parallel for reduction.</text:p>
      <text:p text:style-name="Standard"/>
      <text:p text:style-name="Standard">Razón:</text:p>
      <text:p text:style-name="Standard">La directiva reduction en OpenMP está específicamente diseñada para este tipo de operaciones donde se necesita acumular un resultado a partir de cálculos realizados en paralelo.</text:p>
      <text:p text:style-name="Standard">Proporciona una manera eficiente y segura de manejar la suma acumulativa de los productos escalar, evitando condiciones de carrera y optimizando el rendimiento.</text:p>
      <text:p text:style-name="Standard">Los resultados obtenidos indican que esta versión no solo produce el resultado correcto, sino que también lo hace con una eficiencia de tiempo superior a la versión con atomic.</text:p>
      <text:p text:style-name="Standard"/>
      <text:p text:style-name="P153">2.5 Análisis de tiempos de ejecución</text:p>
      <text:p text:style-name="Standard"/>
      <text:p text:style-name="Standard">Estimación del Valor de T (Threshold):</text:p>
      <text:p text:style-name="Standard"/>
      <text:p text:style-name="Standard">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Standard">Evaluación de las Condiciones para el Umbral:</text:p>
      <text:p text:style-name="Standard">Condición para 0.8T (Aproximadamente 8000 en este caso):</text:p>
      <text:p text:style-name="Standard"/>
      <text:p text:style-name="Standard">El tiempo medio de ejecución del programa serie fue ligeramente mayor o comparable al del programa paralelo para vectores de este tamaño.</text:p>
      <text:p text:style-name="Standard">Esto indica que para tamaños de vector menores al umbral estimado, la paralelización no compensa debido al overhead de lanzar los hilos.</text:p>
      <text:p text:style-name="Standard">Condición para 1.2T (Aproximadamente 12000 en este caso):</text:p>
      <text:p text:style-name="Standard"/>
      <text:p text:style-name="Standard">El tiempo medio de ejecución del programa serie fue menor que el del programa paralelo para vectores de este tamaño.</text:p>
      <text:p text:style-name="Standard">Esto sugiere que para tamaños de vector mayores al umbral estimado, la paralelización sí resulta beneficiosa, compensando el overhead de lanzar los hilos.</text:p>
      <text:p text:style-name="Standard">Verificación del Umbral:</text:p>
      <text:p text:style-name="Standard">Modificación del Valor de T a un Valor por Debajo del Estimado (Ejemplo: 6000):</text:p>
      <text:p text:style-name="Standard"/>
      <text:soft-page-break/>
      <text:p text:style-name="Standard">Al probar con un valor de T menor al estimado, se esperaría ver que el programa paralelo no mejora o incluso empeora el rendimiento en comparación con la versión serie para tamaños de vector cercanos a este nuevo T.</text:p>
      <text:p text:style-name="Standard">Modificación del Valor de T a un Valor por Encima del Estimado (Ejemplo: 14000):</text:p>
      <text:p text:style-name="Standard"/>
      <text:p text:style-name="Standard">Al probar con un valor de T mayor al estimado, se esperaría ver una mejora más significativa en el rendimiento del programa paralelo en comparación con la versión serie para tamaños de vector cercanos a este nuevo T.</text:p>
      <text:p text:style-name="Standard"/>
      <text:p text:style-name="Standard">Como conclusión:</text:p>
      <text:p text:style-name="Standard"><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Standard"/>
      <text:p text:style-name="P154">2.6 (Opcional) Análisis exhaustivo (Hasta 1 punto extra)</text:p>
      <text:p text:style-name="Standard"/>
      <text:p text:style-name="Standard">Se ha creado un script en python llamado “Ejercicio2,6.py” ejecutable con “python3 Ejercicio2,6.py” que generará una gráfica comparativa, una generada por nosotros se encuentra en el directorio del ejercicio 2.</text:p>
      <text:p text:style-name="Standard"/>
      <text:p text:style-name="Standard">La gráfica sugiere que:</text:p>
      <text:p text:style-name="Standard"/>
      <text:p text:style-name="Standard">Para tamaños de vector menores, hay un cruce entre las dos líneas, indicando que para vectores pequeños la versión serie puede ser más rápida que la paralela.</text:p>
      <text:p text:style-name="Standard">A medida que el tamaño del vector aumenta, la versión paralela muestra una mejora significativa en el tiempo de ejecución comparado con la versión serie, especialmente después de un cierto punto (umbral).</text:p>
      <text:p text:style-name="Standard"/>
      <text:p text:style-name="Standard">El tiempo de ejecución de la versión serie se mantiene relativamente constante o aumenta levemente con el tamaño del vector, mientras que el tiempo de ejecución de la versión paralela disminuye o se mantiene estable.</text:p>
      <text:p text:style-name="Standard"/>
      <text:p text:style-name="P155">¿Es el valor de umbral distinto para tu ordenador que para el clúster?</text:p>
      <text:p text:style-name="Standard"/>
      <text:p text:style-name="Standard">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Standard"/>
      <text:p text:style-name="P156">¿Depende del número de hilos que se lancen?</text:p>
      <text:p text:style-name="Standard"/>
      <text:p text:style-name="Standard">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Standard"/>
      <text:p text:style-name="Standard">Conclusión:</text:p>
      <text:soft-page-break/>
      <text:p text:style-name="Standard">La gráfica indica que existe un tamaño de vector específico a partir del cual la paralelización mejora el rendimiento. Este punto es lo que definiríamos como el umbral óptimo para la paralelización.</text:p>
      <text:p text:style-name="Standard"/>
      <text:p text:style-name="P157">Ejercicio 3:</text:p>
      <text:p text:style-name="P158"/>
      <text:p text:style-name="P159">N=1000</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Versión3\#Hilos</text:p>
          </table:table-cell>
          <table:table-cell table:style-name="TableCell169">
            <text:p text:style-name="P170">1</text:p>
          </table:table-cell>
          <table:table-cell table:style-name="TableCell171">
            <text:p text:style-name="P172">2</text:p>
          </table:table-cell>
          <table:table-cell table:style-name="TableCell173">
            <text:p text:style-name="P174">3</text:p>
          </table:table-cell>
          <table:table-cell table:style-name="TableCell175">
            <text:p text:style-name="P176">4</text:p>
          </table:table-cell>
        </table:table-row>
        <table:table-row table:style-name="TableRow177">
          <table:table-cell table:style-name="TableCell178">
            <text:p text:style-name="P179">Serie</text:p>
          </table:table-cell>
          <table:table-cell table:style-name="TableCell180">
            <text:p text:style-name="P181">9.389236</text:p>
          </table:table-cell>
          <table:table-cell table:style-name="TableCell182">
            <text:p text:style-name="P183">9.525883</text:p>
          </table:table-cell>
          <table:table-cell table:style-name="TableCell184">
            <text:p text:style-name="P185">9.202733</text:p>
          </table:table-cell>
          <table:table-cell table:style-name="TableCell186">
            <text:p text:style-name="P187">9.354581</text:p>
          </table:table-cell>
        </table:table-row>
        <table:table-row table:style-name="TableRow188">
          <table:table-cell table:style-name="TableCell189">
            <text:p text:style-name="P190">Paralela – bucle1</text:p>
          </table:table-cell>
          <table:table-cell table:style-name="TableCell191">
            <text:p text:style-name="P192">8.137970</text:p>
          </table:table-cell>
          <table:table-cell table:style-name="TableCell193">
            <text:p text:style-name="P194">4.726475</text:p>
          </table:table-cell>
          <table:table-cell table:style-name="TableCell195">
            <text:p text:style-name="P196">2.352382</text:p>
          </table:table-cell>
          <table:table-cell table:style-name="TableCell197">
            <text:p text:style-name="P198">2.136312</text:p>
          </table:table-cell>
        </table:table-row>
        <table:table-row table:style-name="TableRow199">
          <table:table-cell table:style-name="TableCell200">
            <text:p text:style-name="P201">Paralela – bucle2</text:p>
          </table:table-cell>
          <table:table-cell table:style-name="TableCell202">
            <text:p text:style-name="P203">9.400706</text:p>
          </table:table-cell>
          <table:table-cell table:style-name="TableCell204">
            <text:p text:style-name="P205">4.739196</text:p>
          </table:table-cell>
          <table:table-cell table:style-name="TableCell206">
            <text:p text:style-name="P207">2.075391</text:p>
          </table:table-cell>
          <table:table-cell table:style-name="TableCell208">
            <text:p text:style-name="P209">1.596634</text:p>
          </table:table-cell>
        </table:table-row>
        <table:table-row table:style-name="TableRow210">
          <table:table-cell table:style-name="TableCell211">
            <text:p text:style-name="P212">Paralela – bucle3</text:p>
          </table:table-cell>
          <table:table-cell table:style-name="TableCell213">
            <text:p text:style-name="P214">9.257678</text:p>
          </table:table-cell>
          <table:table-cell table:style-name="TableCell215">
            <text:p text:style-name="P216">5.208558</text:p>
          </table:table-cell>
          <table:table-cell table:style-name="TableCell217">
            <text:p text:style-name="P218">2.343610</text:p>
          </table:table-cell>
          <table:table-cell table:style-name="TableCell219">
            <text:p text:style-name="P220">1.654919</text:p>
          </table:table-cell>
        </table:table-row>
      </table:table>
      <text:p text:style-name="Standard"/>
      <text:p text:style-name="Standard">Speedup</text:p>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Versión3\#Hilos</text:p>
          </table:table-cell>
          <table:table-cell table:style-name="TableCell230">
            <text:p text:style-name="P231">1</text:p>
          </table:table-cell>
          <table:table-cell table:style-name="TableCell232">
            <text:p text:style-name="P233">2</text:p>
          </table:table-cell>
          <table:table-cell table:style-name="TableCell234">
            <text:p text:style-name="P235">3</text:p>
          </table:table-cell>
          <table:table-cell table:style-name="TableCell236">
            <text:p text:style-name="P237">4</text:p>
          </table:table-cell>
        </table:table-row>
        <table:table-row table:style-name="TableRow238">
          <table:table-cell table:style-name="TableCell239">
            <text:p text:style-name="P240">Serie</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Paralela – bucle1</text:p>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Paralela – bucle2</text:p>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row>
        <table:table-row table:style-name="TableRow271">
          <table:table-cell table:style-name="TableCell272">
            <text:p text:style-name="P273">Paralela – bucle3</text:p>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
      <text:p text:style-name="Standard"/>
      <text:p text:style-name="P282">N=1700</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Versión3\#Hilos</text:p>
          </table:table-cell>
          <table:table-cell table:style-name="TableCell292">
            <text:p text:style-name="P293">1</text:p>
          </table:table-cell>
          <table:table-cell table:style-name="TableCell294">
            <text:p text:style-name="P295">2</text:p>
          </table:table-cell>
          <table:table-cell table:style-name="TableCell296">
            <text:p text:style-name="P297">3</text:p>
          </table:table-cell>
          <table:table-cell table:style-name="TableCell298">
            <text:p text:style-name="P299">4</text:p>
          </table:table-cell>
        </table:table-row>
        <table:table-row table:style-name="TableRow300">
          <table:table-cell table:style-name="TableCell301">
            <text:p text:style-name="P302">Serie</text:p>
          </table:table-cell>
          <table:table-cell table:style-name="TableCell303">
            <text:p text:style-name="P304">86.926386</text:p>
          </table:table-cell>
          <table:table-cell table:style-name="TableCell305">
            <text:p text:style-name="P306">87.540083</text:p>
          </table:table-cell>
          <table:table-cell table:style-name="TableCell307">
            <text:p text:style-name="P308">87.014736</text:p>
          </table:table-cell>
          <table:table-cell table:style-name="TableCell309">
            <text:p text:style-name="P310">86.592515</text:p>
          </table:table-cell>
        </table:table-row>
        <table:table-row table:style-name="TableRow311">
          <table:table-cell table:style-name="TableCell312">
            <text:p text:style-name="P313">Paralela – bucle1</text:p>
          </table:table-cell>
          <table:table-cell table:style-name="TableCell314">
            <text:p text:style-name="P315">74.273827</text:p>
          </table:table-cell>
          <table:table-cell table:style-name="TableCell316">
            <text:p text:style-name="P317">25.420254</text:p>
          </table:table-cell>
          <table:table-cell table:style-name="TableCell318">
            <text:p text:style-name="P319">16.047247</text:p>
          </table:table-cell>
          <table:table-cell table:style-name="TableCell320">
            <text:p text:style-name="P321">12.612120</text:p>
          </table:table-cell>
        </table:table-row>
        <table:table-row table:style-name="TableRow322">
          <table:table-cell table:style-name="TableCell323">
            <text:p text:style-name="P324">Paralela – bucle2</text:p>
          </table:table-cell>
          <table:table-cell table:style-name="TableCell325">
            <text:p text:style-name="P326">87.566388</text:p>
          </table:table-cell>
          <table:table-cell table:style-name="TableCell327">
            <text:p text:style-name="P328">48.491734</text:p>
          </table:table-cell>
          <table:table-cell table:style-name="TableCell329">
            <text:p text:style-name="P330">23.406253</text:p>
          </table:table-cell>
          <table:table-cell table:style-name="TableCell331">
            <text:p text:style-name="P332">18.584674</text:p>
          </table:table-cell>
        </table:table-row>
        <table:table-row table:style-name="TableRow333">
          <table:table-cell table:style-name="TableCell334">
            <text:p text:style-name="P335">Paralela – bucle3</text:p>
          </table:table-cell>
          <table:table-cell table:style-name="TableCell336">
            <text:p text:style-name="P337">86.922474</text:p>
          </table:table-cell>
          <table:table-cell table:style-name="TableCell338">
            <text:p text:style-name="P339">42.616282</text:p>
          </table:table-cell>
          <table:table-cell table:style-name="TableCell340">
            <text:p text:style-name="P341">20.322037</text:p>
          </table:table-cell>
          <table:table-cell table:style-name="TableCell342">
            <text:p text:style-name="P343">14.664248</text:p>
          </table:table-cell>
        </table:table-row>
      </table:table>
      <text:p text:style-name="Standard"/>
      <text:p text:style-name="Standard">Speedup</text:p>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Versión3\#Hilos</text:p>
          </table:table-cell>
          <table:table-cell table:style-name="TableCell353">
            <text:p text:style-name="P354">1</text:p>
          </table:table-cell>
          <table:table-cell table:style-name="TableCell355">
            <text:p text:style-name="P356">2</text:p>
          </table:table-cell>
          <table:table-cell table:style-name="TableCell357">
            <text:p text:style-name="P358">3</text:p>
          </table:table-cell>
          <table:table-cell table:style-name="TableCell359">
            <text:p text:style-name="P360">4</text:p>
          </table:table-cell>
        </table:table-row>
        <table:table-row table:style-name="TableRow361">
          <table:table-cell table:style-name="TableCell362">
            <text:p text:style-name="P363">Serie</text:p>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Paralela – bucle1</text:p>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Paralela – bucle2</text:p>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Paralela – bucle3</text:p>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row>
      </table:table>
      <text:p text:style-name="Standard"/>
      <text:p text:style-name="Standard"/>
      <text:p text:style-name="Standard"/>
      <text:p text:style-name="P405">Ejercicio 4:</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entino Garcia</dc:creator>
    <meta:creation-date>2023-11-11T14:28:00Z</meta:creation-date>
    <dc:date>2023-12-11T09:11:00Z</dc:date>
    <meta:template xlink:href="Normal.dotm" xlink:type="simple"/>
    <meta:editing-cycles>25</meta:editing-cycles>
    <meta:editing-duration>PT18780S</meta:editing-duration>
    <meta:document-statistic meta:page-count="11" meta:paragraph-count="44" meta:word-count="3437" meta:character-count="22297" meta:row-count="157" meta:non-whitespace-character-count="18904"/>
  </office:meta>
</office:document-meta>
</file>